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d23" officeooo:paragraph-rsid="00063d23"/>
    </style:style>
    <style:style style:name="P2" style:family="paragraph" style:parent-style-name="Standard">
      <style:text-properties fo:font-weight="bold" officeooo:rsid="00063d23" officeooo:paragraph-rsid="00063d23" style:font-weight-asian="bold" style:font-weight-complex="bold"/>
    </style:style>
    <style:style style:name="P3" style:family="paragraph" style:parent-style-name="Standard">
      <style:text-properties fo:font-weight="bold" officeooo:rsid="00095491" officeooo:paragraph-rsid="00095491" style:font-weight-asian="bold" style:font-weight-complex="bold"/>
    </style:style>
    <style:style style:name="P4" style:family="paragraph" style:parent-style-name="Standard">
      <style:text-properties fo:font-weight="bold" officeooo:rsid="000c52ef" officeooo:paragraph-rsid="000c52ef" style:font-weight-asian="bold" style:font-weight-complex="bold"/>
    </style:style>
    <style:style style:name="P5" style:family="paragraph" style:parent-style-name="Standard">
      <style:text-properties officeooo:rsid="00095491" officeooo:paragraph-rsid="00095491"/>
    </style:style>
    <style:style style:name="P6" style:family="paragraph" style:parent-style-name="Standard">
      <style:text-properties fo:font-weight="normal" officeooo:rsid="0009bb6e" officeooo:paragraph-rsid="0009bb6e" style:font-weight-asian="normal" style:font-weight-complex="normal"/>
    </style:style>
    <style:style style:name="P7" style:family="paragraph" style:parent-style-name="Standard">
      <style:text-properties fo:font-variant="normal" fo:text-transform="none" fo:color="#000000" style:font-name="Tahoma" fo:font-size="13.5pt" fo:letter-spacing="normal" fo:font-style="normal" fo:font-weight="bold" officeooo:rsid="0011191a" officeooo:paragraph-rsid="0011191a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Tahoma" fo:font-size="13.5pt" fo:letter-spacing="normal" fo:font-style="normal" fo:font-weight="normal" officeooo:rsid="000fb18b" officeooo:paragraph-rsid="000fb18b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Tahoma" fo:font-size="13.5pt" fo:letter-spacing="normal" fo:font-style="normal" fo:font-weight="normal" officeooo:rsid="0011191a" officeooo:paragraph-rsid="0011191a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Tahoma" fo:font-size="13.5pt" fo:letter-spacing="normal" fo:font-style="normal" fo:font-weight="normal" officeooo:rsid="00117971" officeooo:paragraph-rsid="00117971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095491" officeooo:paragraph-rsid="00095491" style:font-weight-asian="bold" style:font-weight-complex="bold"/>
    </style:style>
    <style:style style:name="P12" style:family="paragraph" style:parent-style-name="Standard" style:list-style-name="L1">
      <style:text-properties fo:font-weight="bold" officeooo:rsid="0009bb6e" officeooo:paragraph-rsid="0009bb6e" style:font-weight-asian="bold" style:font-weight-complex="bold"/>
    </style:style>
    <style:style style:name="P13" style:family="paragraph" style:parent-style-name="Standard">
      <style:text-properties fo:font-weight="normal" officeooo:rsid="0009bb6e" officeooo:paragraph-rsid="0009bb6e" style:font-weight-asian="normal" style:font-weight-complex="normal"/>
    </style:style>
    <style:style style:name="P14" style:family="paragraph" style:parent-style-name="Standard" style:list-style-name="L2">
      <style:text-properties fo:font-variant="normal" fo:text-transform="none" fo:color="#000000" style:font-name="Tahoma" fo:font-size="13.5pt" fo:letter-spacing="normal" fo:font-style="normal" fo:font-weight="normal" officeooo:rsid="0009bb6e" officeooo:paragraph-rsid="0009bb6e" style:font-weight-asian="normal" style:font-weight-complex="normal"/>
    </style:style>
    <style:style style:name="P15" style:family="paragraph" style:parent-style-name="Standard" style:list-style-name="L2">
      <style:text-properties fo:font-variant="normal" fo:text-transform="none" fo:color="#000000" style:font-name="Tahoma" fo:font-size="13.5pt" fo:letter-spacing="normal" fo:font-style="normal" fo:font-weight="normal" officeooo:rsid="000fb18b" officeooo:paragraph-rsid="000fb18b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Tahoma" fo:font-size="13.5pt" fo:letter-spacing="normal" fo:font-style="normal" fo:font-weight="bold" officeooo:rsid="00123f2c" officeooo:paragraph-rsid="00123f2c" style:font-weight-asian="bold" style:font-weight-complex="bold"/>
    </style:style>
    <style:style style:name="P17" style:family="paragraph" style:parent-style-name="Standard" style:list-style-name="L3">
      <style:text-properties officeooo:paragraph-rsid="0013e9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ahoma" fo:font-size="13.5pt" fo:letter-spacing="normal" fo:font-style="normal" fo:font-weight="bold" officeooo:rsid="0013e93c" style:font-weight-asian="bold" style:font-weight-complex="bold"/>
    </style:style>
    <style:style style:name="T4" style:family="text">
      <style:text-properties fo:font-variant="normal" fo:text-transform="none" fo:color="#000000" style:font-name="Tahoma" fo:font-size="13.5pt" fo:letter-spacing="normal" fo:font-style="normal" fo:font-weight="normal" officeooo:rsid="0013e93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 this for airplance mode off and internet on</text:p>
      <text:p text:style-name="P1"/>
      <text:p text:style-name="P1">go to root directory using <text:span text:style-name="T1">sudo -i </text:span>command</text:p>
      <text:p text:style-name="P1"/>
      <text:p text:style-name="P1">nmcli networking on</text:p>
      <text:p text:style-name="P1"/>
      <text:p text:style-name="P1"/>
      <text:p text:style-name="P3">Installing software in linux terminal:</text:p>
      <text:p text:style-name="P3"/>
      <text:list xml:id="list955098724" text:style-name="L1">
        <text:list-item>
          <text:p text:style-name="P11"><text:span text:style-name="T2">Type this command for searching</text:span> “apt-cache search Blast C program analyzing tool”. <text:span text:style-name="T2">In this Blast C program analyzing tool is just a keyword.</text:span></text:p>
        </text:list-item>
        <text:list-item>
          <text:p text:style-name="P12"><text:span text:style-name="T2">You will get the huge list check the name and description then type “</text:span>sudo apt-get install Blast<text:span text:style-name="T2">” here Blast is the software or tool name which you have picked from that list</text:span></text:p>
        </text:list-item>
      </text:list>
      <text:p text:style-name="P6"/>
      <text:p text:style-name="P4">How to execute an exe file in Linux:</text:p>
      <text:p text:style-name="P6"/>
      <text:list xml:id="list3714398543" text:style-name="L2">
        <text:list-item>
          <text:p text:style-name="P14">From your Ubuntu command line type "$ wine application.exe" where "application" is replaced by the name of your .EXE file.</text:p>
        </text:list-item>
        <text:list-item>
          <text:p text:style-name="P15">If wine not found do this </text:p>
          <text:p text:style-name="P15">sudo apt install wine-development</text:p>
          <text:p text:style-name="P15">sudo apt install wine-stable</text:p>
          <text:p text:style-name="P15"/>
        </text:list-item>
      </text:list>
      <text:p text:style-name="P16">How to install .exe file:</text:p>
      <text:list xml:id="list1540038268" text:style-name="L3">
        <text:list-item>
          <text:p text:style-name="P17"><text:span text:style-name="T4">copy that exe file and paste it in terminal before the home type the word </text:span><text:span text:style-name="T3">wine</text:span></text:p>
        </text:list-item>
      </text:list>
      <text:p text:style-name="P8"/>
      <text:p text:style-name="P7">Password:</text:p>
      <text:p text:style-name="P9"/>
      <text:p text:style-name="P9">VNC viewer: rajendra</text:p>
      <text:p text:style-name="P10">User: Prashaanth</text:p>
      <text:p text:style-name="P5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ahoma" svg:font-family="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15:41:44.800473413</meta:creation-date>
    <dc:date>2020-05-13T20:04:38.708320845</dc:date>
    <meta:editing-duration>PT6H17M1S</meta:editing-duration>
    <meta:editing-cycles>14</meta:editing-cycles>
    <meta:generator>LibreOffice/6.4.3.2$Linux_X86_64 LibreOffice_project/40$Build-2</meta:generator>
    <meta:document-statistic meta:table-count="0" meta:image-count="0" meta:object-count="0" meta:page-count="1" meta:paragraph-count="17" meta:word-count="157" meta:character-count="860" meta:non-whitespace-character-count="726"/>
  </office:meta>
</office:document-meta>
</file>